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980000009ACDD1298BB4D223D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Console" svg:font-family="LucidaConsole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 fo:break-before="auto" fo:break-after="auto"/>
      <style:text-properties style:font-name="LucidaConsole" fo:font-size="10pt"/>
    </style:style>
    <style:style style:name="P2" style:family="paragraph" style:parent-style-name="Header">
      <style:paragraph-properties fo:text-align="start" style:justify-single-word="false"/>
      <style:text-properties style:font-name="LucidaConsole" fo:font-size="6.69999980926514pt"/>
    </style:style>
    <style:style style:name="P3" style:family="paragraph" style:parent-style-name="Standard">
      <style:paragraph-properties fo:line-height="0.1299in"/>
      <style:text-properties style:font-name="LucidaConsole" fo:font-size="11pt"/>
    </style:style>
    <style:style style:name="P4" style:family="paragraph" style:parent-style-name="Standard">
      <style:paragraph-properties fo:line-height="0.1299in" fo:break-after="page"/>
      <style:text-properties style:font-name="LucidaConsole" fo:font-size="11pt"/>
    </style:style>
    <style:style style:name="T1" style:family="text">
      <style:text-properties fo:font-size="6.69999980926514pt"/>
    </style:style>
    <style:style style:name="fr1" style:family="graphic" style:parent-style-name="Graphics">
      <style:graphic-properties style:vertical-pos="middle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BB..................5.159-4 (OB URB CANAL JANDIA)<text:line-break/><text:span text:style-name="T1"> <text:s text:c="30"/>34,524.89 <text:s text:c="89"/><text:line-break/> <text:s text:c="21"/>------------------ <text:s text:c="89"/><text:line-break/> <text:s text:c="9"/>3,830,991.42 <text:s text:c="8"/>34,524.89 <text:s text:c="13"/>0.00 <text:s text:c="13"/>0.00 <text:s text:c="13"/>0.00 <text:s text:c="13"/>0.00 <text:s text:c="5"/>3,865,516.31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5.292-2 (CIDE-CONTRIB.I)<text:line-break/><text:span text:style-name="T1"> <text:s text:c="31"/>8,140.40 <text:s text:c="65"/>-23.86 <text:s text:c="17"/><text:line-break/> <text:s text:c="21"/>------------------ <text:s text:c="53"/>------------------ <text:s text:c="17"/><text:line-break/> <text:s text:c="11"/>604,620.89 <text:s text:c="9"/>8,140.40 <text:s text:c="13"/>0.00 <text:s text:c="13"/>0.00 <text:s text:c="13"/>0.00 <text:s text:c="11"/>-23.86 <text:s text:c="7"/>612,737.43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5.881-5 (PMM PAVI URBAN)<text:line-break/><text:span text:style-name="T1"> <text:s text:c="34"/>44.11 <text:s text:c="89"/><text:line-break/> <text:s text:c="21"/>------------------ <text:s text:c="89"/><text:line-break/> <text:s text:c="13"/>4,893.64 <text:s text:c="12"/>44.11 <text:s text:c="13"/>0.00 <text:s text:c="13"/>0.00 <text:s text:c="13"/>0.00 <text:s text:c="13"/>0.00 <text:s text:c="9"/>4,937.75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6.030-5 (SNA-SIMPLES NA) <text:line-break/><text:span text:style-name="T1"> <text:s text:c="27"/>1,475,972.94 <text:s text:c="22"/>-1,505,000.00 <text:s text:c="53"/><text:line-break/> <text:s text:c="21"/>------------------ <text:s text:c="17"/>------------------ <text:s text:c="53"/><text:line-break/> <text:s text:c="12"/>52,091.66 <text:s text:c="5"/>1,475,972.94 <text:s text:c="13"/>0.00 <text:s text:c="4"/>-1,505,000.00 <text:s text:c="13"/>0.00 <text:s text:c="13"/>0.00 <text:s text:c="8"/>23,064.6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6.336-3 (ICMS)<text:line-break/><text:span text:style-name="T1"> <text:s text:c="26"/>11,740,815.37 <text:s text:c="21"/>-10,964,000.00 <text:s text:c="53"/><text:line-break/> <text:s text:c="21"/>------------------ <text:s text:c="17"/>------------------ <text:s text:c="53"/><text:line-break/> <text:s text:c="13"/>1,304.41 <text:s text:c="4"/>11,740,815.37 <text:s text:c="13"/>0.00 <text:s text:c="3"/>-10,964,000.00 <text:s text:c="13"/>0.00 <text:s text:c="13"/>0.00 <text:s text:c="7"/>778,119.78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6.337-1 (IPVA)<text:line-break/><text:span text:style-name="T1"> <text:s text:c="27"/>3,129,524.77 <text:s text:c="22"/>-3,130,000.00 <text:s text:c="53"/><text:line-break/> <text:s text:c="21"/>------------------ <text:s text:c="17"/>------------------ <text:s text:c="53"/><text:line-break/> <text:s text:c="13"/>2,514.12 <text:s text:c="5"/>3,129,524.77 <text:s text:c="13"/>0.00 <text:s text:c="4"/>-3,130,000.00 <text:s text:c="13"/>0.00 <text:s text:c="13"/>0.00 <text:s text:c="9"/>2,038.89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6.442-4 (ABRIGO ÔNIBUS)<text:line-break/><text:span text:style-name="T1"> <text:s text:c="34"/>72.31 <text:s text:c="89"/><text:line-break/> <text:s text:c="21"/>------------------ <text:s text:c="89"/><text:line-break/> <text:s text:c="13"/>8,023.78 <text:s text:c="12"/>72.31 <text:s text:c="13"/>0.00 <text:s text:c="13"/>0.00 <text:s text:c="13"/>0.00 <text:s text:c="13"/>0.00 <text:s text:c="9"/>8,096.09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7.221-4 (ISS SUB STN TES.NAC)<text:line-break/><text:span text:style-name="T1"> <text:s text:c="29"/>317,334.71 <text:s text:c="24"/>-447,512.48 <text:s text:c="53"/><text:line-break/> <text:s text:c="21"/>------------------ <text:s text:c="17"/>------------------ <text:s text:c="53"/><text:line-break/> <text:s text:c="11"/>180,036.10 <text:s text:c="7"/>317,334.71 <text:s text:c="13"/>0.00 <text:s text:c="6"/>-447,512.48 <text:s text:c="13"/>0.00 <text:s text:c="13"/>0.00 <text:s text:c="8"/>49,858.33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7.493-4 (CONV 003/14 GEA SETR) <text:line-break/><text:span text:style-name="T1"> <text:s text:c="33"/>733.15 <text:s text:c="89"/><text:line-break/> <text:s text:c="21"/>------------------ <text:s text:c="89"/><text:line-break/> <text:s text:c="12"/>81,352.01 <text:s text:c="11"/>733.15 <text:s text:c="13"/>0.00 <text:s text:c="13"/>0.00 <text:s text:c="13"/>0.00 <text:s text:c="13"/>0.00 <text:s text:c="8"/>82,085.16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7.728-3 (PREC TRIBUNAL JUSTI)<text:line-break/><text:span text:style-name="T1"> <text:s text:c="30"/>21,121.69 <text:s text:c="26"/>-3,077.70 <text:s text:c="53"/><text:line-break/> <text:s text:c="64"/>-530,982.90 <text:s text:c="53"/><text:line-break/> <text:s text:c="21"/>------------------ <text:s text:c="17"/>------------------ <text:s text:c="53"/><text:line-break/> <text:s text:c="9"/>2,225,323.20 <text:s text:c="8"/>21,121.69 <text:s text:c="13"/>0.00 <text:s text:c="6"/>-527,905.20 <text:s text:c="13"/>0.00 <text:s text:c="13"/>0.00 <text:s text:c="5"/>1,718,539.69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5.881-5 (PMM PAVI URBAN)<text:line-break/><text:span text:style-name="T1"> <text:s text:c="34"/>44.11 <text:s text:c="89"/><text:line-break/> <text:s text:c="21"/>------------------ <text:s text:c="89"/><text:line-break/> <text:s text:c="13"/>4,893.64 <text:s text:c="12"/>44.11 <text:s text:c="13"/>0.00 <text:s text:c="13"/>0.00 <text:s text:c="13"/>0.00 <text:s text:c="13"/>0.00 <text:s text:c="9"/>4,937.75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</text:p>
      <text:p text:style-name="P4">BB..................5.159-4 (OB URB CANAL JANDIA)<text:line-break/><text:span text:style-name="T1"> <text:s text:c="30"/>34,524.89 <text:s text:c="89"/><text:line-break/> <text:s text:c="21"/>------------------ <text:s text:c="89"/><text:line-break/> <text:s text:c="9"/>3,830,991.42 <text:s text:c="8"/>34,524.89 <text:s text:c="13"/>0.00 <text:s text:c="13"/>0.00 <text:s text:c="13"/>0.00 <text:s text:c="13"/>0.00 <text:s text:c="5"/>3,865,516.31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5.292-2 (CIDE-CONTRIB.I)<text:line-break/><text:span text:style-name="T1"> <text:s text:c="31"/>8,140.40 <text:s text:c="65"/>-23.86 <text:s text:c="17"/><text:line-break/> <text:s text:c="21"/>------------------ <text:s text:c="53"/>------------------ <text:s text:c="17"/><text:line-break/> <text:s text:c="11"/>604,620.89 <text:s text:c="9"/>8,140.40 <text:s text:c="13"/>0.00 <text:s text:c="13"/>0.00 <text:s text:c="13"/>0.00 <text:s text:c="11"/>-23.86 <text:s text:c="7"/>612,737.43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5.881-5 (PMM PAVI URBAN)<text:line-break/><text:span text:style-name="T1"> <text:s text:c="34"/>44.11 <text:s text:c="89"/><text:line-break/> <text:s text:c="21"/>------------------ <text:s text:c="89"/><text:line-break/> <text:s text:c="13"/>4,893.64 <text:s text:c="12"/>44.11 <text:s text:c="13"/>0.00 <text:s text:c="13"/>0.00 <text:s text:c="13"/>0.00 <text:s text:c="13"/>0.00 <text:s text:c="9"/>4,937.75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6.030-5 (SNA-SIMPLES NA) <text:line-break/><text:span text:style-name="T1"> <text:s text:c="27"/>1,475,972.94 <text:s text:c="22"/>-1,505,000.00 <text:s text:c="53"/><text:line-break/> <text:s text:c="21"/>------------------ <text:s text:c="17"/>------------------ <text:s text:c="53"/><text:line-break/> <text:s text:c="12"/>52,091.66 <text:s text:c="5"/>1,475,972.94 <text:s text:c="13"/>0.00 <text:s text:c="4"/>-1,505,000.00 <text:s text:c="13"/>0.00 <text:s text:c="13"/>0.00 <text:s text:c="8"/>23,064.6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6.336-3 (ICMS)<text:line-break/><text:span text:style-name="T1"> <text:s text:c="26"/>11,740,815.37 <text:s text:c="21"/>-10,964,000.00 <text:s text:c="53"/><text:line-break/> <text:s text:c="21"/>------------------ <text:s text:c="17"/>------------------ <text:s text:c="53"/><text:line-break/> <text:s text:c="13"/>1,304.41 <text:s text:c="4"/>11,740,815.37 <text:s text:c="13"/>0.00 <text:s text:c="3"/>-10,964,000.00 <text:s text:c="13"/>0.00 <text:s text:c="13"/>0.00 <text:s text:c="7"/>778,119.78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6.337-1 (IPVA)<text:line-break/><text:span text:style-name="T1"> <text:s text:c="27"/>3,129,524.77 <text:s text:c="22"/>-3,130,000.00 <text:s text:c="53"/><text:line-break/> <text:s text:c="21"/>------------------ <text:s text:c="17"/>------------------ <text:s text:c="53"/><text:line-break/> <text:s text:c="13"/>2,514.12 <text:s text:c="5"/>3,129,524.77 <text:s text:c="13"/>0.00 <text:s text:c="4"/>-3,130,000.00 <text:s text:c="13"/>0.00 <text:s text:c="13"/>0.00 <text:s text:c="9"/>2,038.89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6.442-4 (ABRIGO ÔNIBUS)<text:line-break/><text:span text:style-name="T1"> <text:s text:c="34"/>72.31 <text:s text:c="89"/><text:line-break/> <text:s text:c="21"/>------------------ <text:s text:c="89"/><text:line-break/> <text:s text:c="13"/>8,023.78 <text:s text:c="12"/>72.31 <text:s text:c="13"/>0.00 <text:s text:c="13"/>0.00 <text:s text:c="13"/>0.00 <text:s text:c="13"/>0.00 <text:s text:c="9"/>8,096.09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7.221-4 (ISS SUB STN TES.NAC)<text:line-break/><text:span text:style-name="T1"> <text:s text:c="29"/>317,334.71 <text:s text:c="24"/>-447,512.48 <text:s text:c="53"/><text:line-break/> <text:s text:c="21"/>------------------ <text:s text:c="17"/>------------------ <text:s text:c="53"/><text:line-break/> <text:s text:c="11"/>180,036.10 <text:s text:c="7"/>317,334.71 <text:s text:c="13"/>0.00 <text:s text:c="6"/>-447,512.48 <text:s text:c="13"/>0.00 <text:s text:c="13"/>0.00 <text:s text:c="8"/>49,858.33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7.493-4 (CONV 003/14 GEA SETR) <text:line-break/><text:span text:style-name="T1"> <text:s text:c="33"/>733.15 <text:s text:c="89"/><text:line-break/> <text:s text:c="21"/>------------------ <text:s text:c="89"/><text:line-break/> <text:s text:c="12"/>81,352.01 <text:s text:c="11"/>733.15 <text:s text:c="13"/>0.00 <text:s text:c="13"/>0.00 <text:s text:c="13"/>0.00 <text:s text:c="13"/>0.00 <text:s text:c="8"/>82,085.16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7.728-3 (PREC TRIBUNAL JUSTI)<text:line-break/><text:span text:style-name="T1"> <text:s text:c="30"/>21,121.69 <text:s text:c="26"/>-3,077.70 <text:s text:c="53"/><text:line-break/> <text:s text:c="64"/>-530,982.90 <text:s text:c="53"/><text:line-break/> <text:s text:c="21"/>------------------ <text:s text:c="17"/>------------------ <text:s text:c="53"/><text:line-break/> <text:s text:c="9"/>2,225,323.20 <text:s text:c="8"/>21,121.69 <text:s text:c="13"/>0.00 <text:s text:c="6"/>-527,905.20 <text:s text:c="13"/>0.00 <text:s text:c="13"/>0.00 <text:s text:c="5"/>1,718,539.69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5.881-5 (PMM PAVI URBAN)<text:line-break/><text:span text:style-name="T1"> <text:s text:c="34"/>44.11 <text:s text:c="89"/><text:line-break/> <text:s text:c="21"/>------------------ <text:s text:c="89"/><text:line-break/> <text:s text:c="13"/>4,893.64 <text:s text:c="12"/>44.11 <text:s text:c="13"/>0.00 <text:s text:c="13"/>0.00 <text:s text:c="13"/>0.00 <text:s text:c="13"/>0.00 <text:s text:c="9"/>4,937.75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</text:p>
      <text:p text:style-name="P4">BB..................5.159-4 (OB URB CANAL JANDIA)<text:line-break/><text:span text:style-name="T1"> <text:s text:c="30"/>34,524.89 <text:s text:c="89"/><text:line-break/> <text:s text:c="21"/>------------------ <text:s text:c="89"/><text:line-break/> <text:s text:c="9"/>3,830,991.42 <text:s text:c="8"/>34,524.89 <text:s text:c="13"/>0.00 <text:s text:c="13"/>0.00 <text:s text:c="13"/>0.00 <text:s text:c="13"/>0.00 <text:s text:c="5"/>3,865,516.31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5.292-2 (CIDE-CONTRIB.I)<text:line-break/><text:span text:style-name="T1"> <text:s text:c="31"/>8,140.40 <text:s text:c="65"/>-23.86 <text:s text:c="17"/><text:line-break/> <text:s text:c="21"/>------------------ <text:s text:c="53"/>------------------ <text:s text:c="17"/><text:line-break/> <text:s text:c="11"/>604,620.89 <text:s text:c="9"/>8,140.40 <text:s text:c="13"/>0.00 <text:s text:c="13"/>0.00 <text:s text:c="13"/>0.00 <text:s text:c="11"/>-23.86 <text:s text:c="7"/>612,737.43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5.881-5 (PMM PAVI URBAN)<text:line-break/><text:span text:style-name="T1"> <text:s text:c="34"/>44.11 <text:s text:c="89"/><text:line-break/> <text:s text:c="21"/>------------------ <text:s text:c="89"/><text:line-break/> <text:s text:c="13"/>4,893.64 <text:s text:c="12"/>44.11 <text:s text:c="13"/>0.00 <text:s text:c="13"/>0.00 <text:s text:c="13"/>0.00 <text:s text:c="13"/>0.00 <text:s text:c="9"/>4,937.75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6.030-5 (SNA-SIMPLES NA) <text:line-break/><text:span text:style-name="T1"> <text:s text:c="27"/>1,475,972.94 <text:s text:c="22"/>-1,505,000.00 <text:s text:c="53"/><text:line-break/> <text:s text:c="21"/>------------------ <text:s text:c="17"/>------------------ <text:s text:c="53"/><text:line-break/> <text:s text:c="12"/>52,091.66 <text:s text:c="5"/>1,475,972.94 <text:s text:c="13"/>0.00 <text:s text:c="4"/>-1,505,000.00 <text:s text:c="13"/>0.00 <text:s text:c="13"/>0.00 <text:s text:c="8"/>23,064.6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6.336-3 (ICMS)<text:line-break/><text:span text:style-name="T1"> <text:s text:c="26"/>11,740,815.37 <text:s text:c="21"/>-10,964,000.00 <text:s text:c="53"/><text:line-break/> <text:s text:c="21"/>------------------ <text:s text:c="17"/>------------------ <text:s text:c="53"/><text:line-break/> <text:s text:c="13"/>1,304.41 <text:s text:c="4"/>11,740,815.37 <text:s text:c="13"/>0.00 <text:s text:c="3"/>-10,964,000.00 <text:s text:c="13"/>0.00 <text:s text:c="13"/>0.00 <text:s text:c="7"/>778,119.78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6.337-1 (IPVA)<text:line-break/><text:span text:style-name="T1"> <text:s text:c="27"/>3,129,524.77 <text:s text:c="22"/>-3,130,000.00 <text:s text:c="53"/><text:line-break/> <text:s text:c="21"/>------------------ <text:s text:c="17"/>------------------ <text:s text:c="53"/><text:line-break/> <text:s text:c="13"/>2,514.12 <text:s text:c="5"/>3,129,524.77 <text:s text:c="13"/>0.00 <text:s text:c="4"/>-3,130,000.00 <text:s text:c="13"/>0.00 <text:s text:c="13"/>0.00 <text:s text:c="9"/>2,038.89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6.442-4 (ABRIGO ÔNIBUS)<text:line-break/><text:span text:style-name="T1"> <text:s text:c="34"/>72.31 <text:s text:c="89"/><text:line-break/> <text:s text:c="21"/>------------------ <text:s text:c="89"/><text:line-break/> <text:s text:c="13"/>8,023.78 <text:s text:c="12"/>72.31 <text:s text:c="13"/>0.00 <text:s text:c="13"/>0.00 <text:s text:c="13"/>0.00 <text:s text:c="13"/>0.00 <text:s text:c="9"/>8,096.09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7.221-4 (ISS SUB STN TES.NAC)<text:line-break/><text:span text:style-name="T1"> <text:s text:c="29"/>317,334.71 <text:s text:c="24"/>-447,512.48 <text:s text:c="53"/><text:line-break/> <text:s text:c="21"/>------------------ <text:s text:c="17"/>------------------ <text:s text:c="53"/><text:line-break/> <text:s text:c="11"/>180,036.10 <text:s text:c="7"/>317,334.71 <text:s text:c="13"/>0.00 <text:s text:c="6"/>-447,512.48 <text:s text:c="13"/>0.00 <text:s text:c="13"/>0.00 <text:s text:c="8"/>49,858.33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7.493-4 (CONV 003/14 GEA SETR) <text:line-break/><text:span text:style-name="T1"> <text:s text:c="33"/>733.15 <text:s text:c="89"/><text:line-break/> <text:s text:c="21"/>------------------ <text:s text:c="89"/><text:line-break/> <text:s text:c="12"/>81,352.01 <text:s text:c="11"/>733.15 <text:s text:c="13"/>0.00 <text:s text:c="13"/>0.00 <text:s text:c="13"/>0.00 <text:s text:c="13"/>0.00 <text:s text:c="8"/>82,085.16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7.728-3 (PREC TRIBUNAL JUSTI)<text:line-break/><text:span text:style-name="T1"> <text:s text:c="30"/>21,121.69 <text:s text:c="26"/>-3,077.70 <text:s text:c="53"/><text:line-break/> <text:s text:c="64"/>-530,982.90 <text:s text:c="53"/><text:line-break/> <text:s text:c="21"/>------------------ <text:s text:c="17"/>------------------ <text:s text:c="53"/><text:line-break/> <text:s text:c="9"/>2,225,323.20 <text:s text:c="8"/>21,121.69 <text:s text:c="13"/>0.00 <text:s text:c="6"/>-527,905.20 <text:s text:c="13"/>0.00 <text:s text:c="13"/>0.00 <text:s text:c="5"/>1,718,539.69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5.881-5 (PMM PAVI URBAN)<text:line-break/><text:span text:style-name="T1"> <text:s text:c="34"/>44.11 <text:s text:c="89"/><text:line-break/> <text:s text:c="21"/>------------------ <text:s text:c="89"/><text:line-break/> <text:s text:c="13"/>4,893.64 <text:s text:c="12"/>44.11 <text:s text:c="13"/>0.00 <text:s text:c="13"/>0.00 <text:s text:c="13"/>0.00 <text:s text:c="13"/>0.00 <text:s text:c="9"/>4,937.75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</text:p>
      <text:p text:style-name="P4">BB..................5.159-4 (OB URB CANAL JANDIA)<text:line-break/><text:span text:style-name="T1"> <text:s text:c="30"/>34,524.89 <text:s text:c="89"/><text:line-break/> <text:s text:c="21"/>------------------ <text:s text:c="89"/><text:line-break/> <text:s text:c="9"/>3,830,991.42 <text:s text:c="8"/>34,524.89 <text:s text:c="13"/>0.00 <text:s text:c="13"/>0.00 <text:s text:c="13"/>0.00 <text:s text:c="13"/>0.00 <text:s text:c="5"/>3,865,516.31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5.292-2 (CIDE-CONTRIB.I)<text:line-break/><text:span text:style-name="T1"> <text:s text:c="31"/>8,140.40 <text:s text:c="65"/>-23.86 <text:s text:c="17"/><text:line-break/> <text:s text:c="21"/>------------------ <text:s text:c="53"/>------------------ <text:s text:c="17"/><text:line-break/> <text:s text:c="11"/>604,620.89 <text:s text:c="9"/>8,140.40 <text:s text:c="13"/>0.00 <text:s text:c="13"/>0.00 <text:s text:c="13"/>0.00 <text:s text:c="11"/>-23.86 <text:s text:c="7"/>612,737.43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5.881-5 (PMM PAVI URBAN)<text:line-break/><text:span text:style-name="T1"> <text:s text:c="34"/>44.11 <text:s text:c="89"/><text:line-break/> <text:s text:c="21"/>------------------ <text:s text:c="89"/><text:line-break/> <text:s text:c="13"/>4,893.64 <text:s text:c="12"/>44.11 <text:s text:c="13"/>0.00 <text:s text:c="13"/>0.00 <text:s text:c="13"/>0.00 <text:s text:c="13"/>0.00 <text:s text:c="9"/>4,937.75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6.030-5 (SNA-SIMPLES NA) <text:line-break/><text:span text:style-name="T1"> <text:s text:c="27"/>1,475,972.94 <text:s text:c="22"/>-1,505,000.00 <text:s text:c="53"/><text:line-break/> <text:s text:c="21"/>------------------ <text:s text:c="17"/>------------------ <text:s text:c="53"/><text:line-break/> <text:s text:c="12"/>52,091.66 <text:s text:c="5"/>1,475,972.94 <text:s text:c="13"/>0.00 <text:s text:c="4"/>-1,505,000.00 <text:s text:c="13"/>0.00 <text:s text:c="13"/>0.00 <text:s text:c="8"/>23,064.6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6.336-3 (ICMS)<text:line-break/><text:span text:style-name="T1"> <text:s text:c="26"/>11,740,815.37 <text:s text:c="21"/>-10,964,000.00 <text:s text:c="53"/><text:line-break/> <text:s text:c="21"/>------------------ <text:s text:c="17"/>------------------ <text:s text:c="53"/><text:line-break/> <text:s text:c="13"/>1,304.41 <text:s text:c="4"/>11,740,815.37 <text:s text:c="13"/>0.00 <text:s text:c="3"/>-10,964,000.00 <text:s text:c="13"/>0.00 <text:s text:c="13"/>0.00 <text:s text:c="7"/>778,119.78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6.337-1 (IPVA)<text:line-break/><text:span text:style-name="T1"> <text:s text:c="27"/>3,129,524.77 <text:s text:c="22"/>-3,130,000.00 <text:s text:c="53"/><text:line-break/> <text:s text:c="21"/>------------------ <text:s text:c="17"/>------------------ <text:s text:c="53"/><text:line-break/> <text:s text:c="13"/>2,514.12 <text:s text:c="5"/>3,129,524.77 <text:s text:c="13"/>0.00 <text:s text:c="4"/>-3,130,000.00 <text:s text:c="13"/>0.00 <text:s text:c="13"/>0.00 <text:s text:c="9"/>2,038.89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6.442-4 (ABRIGO ÔNIBUS)<text:line-break/><text:span text:style-name="T1"> <text:s text:c="34"/>72.31 <text:s text:c="89"/><text:line-break/> <text:s text:c="21"/>------------------ <text:s text:c="89"/><text:line-break/> <text:s text:c="13"/>8,023.78 <text:s text:c="12"/>72.31 <text:s text:c="13"/>0.00 <text:s text:c="13"/>0.00 <text:s text:c="13"/>0.00 <text:s text:c="13"/>0.00 <text:s text:c="9"/>8,096.09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7.221-4 (ISS SUB STN TES.NAC)<text:line-break/><text:span text:style-name="T1"> <text:s text:c="29"/>317,334.71 <text:s text:c="24"/>-447,512.48 <text:s text:c="53"/><text:line-break/> <text:s text:c="21"/>------------------ <text:s text:c="17"/>------------------ <text:s text:c="53"/><text:line-break/> <text:s text:c="11"/>180,036.10 <text:s text:c="7"/>317,334.71 <text:s text:c="13"/>0.00 <text:s text:c="6"/>-447,512.48 <text:s text:c="13"/>0.00 <text:s text:c="13"/>0.00 <text:s text:c="8"/>49,858.33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7.493-4 (CONV 003/14 GEA SETR) <text:line-break/><text:span text:style-name="T1"> <text:s text:c="33"/>733.15 <text:s text:c="89"/><text:line-break/> <text:s text:c="21"/>------------------ <text:s text:c="89"/><text:line-break/> <text:s text:c="12"/>81,352.01 <text:s text:c="11"/>733.15 <text:s text:c="13"/>0.00 <text:s text:c="13"/>0.00 <text:s text:c="13"/>0.00 <text:s text:c="13"/>0.00 <text:s text:c="8"/>82,085.16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7.728-3 (PREC TRIBUNAL JUSTI)<text:line-break/><text:span text:style-name="T1"> <text:s text:c="30"/>21,121.69 <text:s text:c="26"/>-3,077.70 <text:s text:c="53"/><text:line-break/> <text:s text:c="64"/>-530,982.90 <text:s text:c="53"/><text:line-break/> <text:s text:c="21"/>------------------ <text:s text:c="17"/>------------------ <text:s text:c="53"/><text:line-break/> <text:s text:c="9"/>2,225,323.20 <text:s text:c="8"/>21,121.69 <text:s text:c="13"/>0.00 <text:s text:c="6"/>-527,905.20 <text:s text:c="13"/>0.00 <text:s text:c="13"/>0.00 <text:s text:c="5"/>1,718,539.69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5.881-5 (PMM PAVI URBAN)<text:line-break/><text:span text:style-name="T1"> <text:s text:c="34"/>44.11 <text:s text:c="89"/><text:line-break/> <text:s text:c="21"/>------------------ <text:s text:c="89"/><text:line-break/> <text:s text:c="13"/>4,893.64 <text:s text:c="12"/>44.11 <text:s text:c="13"/>0.00 <text:s text:c="13"/>0.00 <text:s text:c="13"/>0.00 <text:s text:c="13"/>0.00 <text:s text:c="9"/>4,937.75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</text:p>
      <text:p text:style-name="P4">BB..................5.159-4 (OB URB CANAL JANDIA)<text:line-break/><text:span text:style-name="T1"> <text:s text:c="30"/>34,524.89 <text:s text:c="89"/><text:line-break/> <text:s text:c="21"/>------------------ <text:s text:c="89"/><text:line-break/> <text:s text:c="9"/>3,830,991.42 <text:s text:c="8"/>34,524.89 <text:s text:c="13"/>0.00 <text:s text:c="13"/>0.00 <text:s text:c="13"/>0.00 <text:s text:c="13"/>0.00 <text:s text:c="5"/>3,865,516.31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5.292-2 (CIDE-CONTRIB.I)<text:line-break/><text:span text:style-name="T1"> <text:s text:c="31"/>8,140.40 <text:s text:c="65"/>-23.86 <text:s text:c="17"/><text:line-break/> <text:s text:c="21"/>------------------ <text:s text:c="53"/>------------------ <text:s text:c="17"/><text:line-break/> <text:s text:c="11"/>604,620.89 <text:s text:c="9"/>8,140.40 <text:s text:c="13"/>0.00 <text:s text:c="13"/>0.00 <text:s text:c="13"/>0.00 <text:s text:c="11"/>-23.86 <text:s text:c="7"/>612,737.43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5.881-5 (PMM PAVI URBAN)<text:line-break/><text:span text:style-name="T1"> <text:s text:c="34"/>44.11 <text:s text:c="89"/><text:line-break/> <text:s text:c="21"/>------------------ <text:s text:c="89"/><text:line-break/> <text:s text:c="13"/>4,893.64 <text:s text:c="12"/>44.11 <text:s text:c="13"/>0.00 <text:s text:c="13"/>0.00 <text:s text:c="13"/>0.00 <text:s text:c="13"/>0.00 <text:s text:c="9"/>4,937.75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6.030-5 (SNA-SIMPLES NA) <text:line-break/><text:span text:style-name="T1"> <text:s text:c="27"/>1,475,972.94 <text:s text:c="22"/>-1,505,000.00 <text:s text:c="53"/><text:line-break/> <text:s text:c="21"/>------------------ <text:s text:c="17"/>------------------ <text:s text:c="53"/><text:line-break/> <text:s text:c="12"/>52,091.66 <text:s text:c="5"/>1,475,972.94 <text:s text:c="13"/>0.00 <text:s text:c="4"/>-1,505,000.00 <text:s text:c="13"/>0.00 <text:s text:c="13"/>0.00 <text:s text:c="8"/>23,064.6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6.336-3 (ICMS)<text:line-break/><text:span text:style-name="T1"> <text:s text:c="26"/>11,740,815.37 <text:s text:c="21"/>-10,964,000.00 <text:s text:c="53"/><text:line-break/> <text:s text:c="21"/>------------------ <text:s text:c="17"/>------------------ <text:s text:c="53"/><text:line-break/> <text:s text:c="13"/>1,304.41 <text:s text:c="4"/>11,740,815.37 <text:s text:c="13"/>0.00 <text:s text:c="3"/>-10,964,000.00 <text:s text:c="13"/>0.00 <text:s text:c="13"/>0.00 <text:s text:c="7"/>778,119.78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6.337-1 (IPVA)<text:line-break/><text:span text:style-name="T1"> <text:s text:c="27"/>3,129,524.77 <text:s text:c="22"/>-3,130,000.00 <text:s text:c="53"/><text:line-break/> <text:s text:c="21"/>------------------ <text:s text:c="17"/>------------------ <text:s text:c="53"/><text:line-break/> <text:s text:c="13"/>2,514.12 <text:s text:c="5"/>3,129,524.77 <text:s text:c="13"/>0.00 <text:s text:c="4"/>-3,130,000.00 <text:s text:c="13"/>0.00 <text:s text:c="13"/>0.00 <text:s text:c="9"/>2,038.89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6.442-4 (ABRIGO ÔNIBUS)<text:line-break/><text:span text:style-name="T1"> <text:s text:c="34"/>72.31 <text:s text:c="89"/><text:line-break/> <text:s text:c="21"/>------------------ <text:s text:c="89"/><text:line-break/> <text:s text:c="13"/>8,023.78 <text:s text:c="12"/>72.31 <text:s text:c="13"/>0.00 <text:s text:c="13"/>0.00 <text:s text:c="13"/>0.00 <text:s text:c="13"/>0.00 <text:s text:c="9"/>8,096.09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7.221-4 (ISS SUB STN TES.NAC)<text:line-break/><text:span text:style-name="T1"> <text:s text:c="29"/>317,334.71 <text:s text:c="24"/>-447,512.48 <text:s text:c="53"/><text:line-break/> <text:s text:c="21"/>------------------ <text:s text:c="17"/>------------------ <text:s text:c="53"/><text:line-break/> <text:s text:c="11"/>180,036.10 <text:s text:c="7"/>317,334.71 <text:s text:c="13"/>0.00 <text:s text:c="6"/>-447,512.48 <text:s text:c="13"/>0.00 <text:s text:c="13"/>0.00 <text:s text:c="8"/>49,858.33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7.493-4 (CONV 003/14 GEA SETR) <text:line-break/><text:span text:style-name="T1"> <text:s text:c="33"/>733.15 <text:s text:c="89"/><text:line-break/> <text:s text:c="21"/>------------------ <text:s text:c="89"/><text:line-break/> <text:s text:c="12"/>81,352.01 <text:s text:c="11"/>733.15 <text:s text:c="13"/>0.00 <text:s text:c="13"/>0.00 <text:s text:c="13"/>0.00 <text:s text:c="13"/>0.00 <text:s text:c="8"/>82,085.16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7.728-3 (PREC TRIBUNAL JUSTI)<text:line-break/><text:span text:style-name="T1"> <text:s text:c="30"/>21,121.69 <text:s text:c="26"/>-3,077.70 <text:s text:c="53"/><text:line-break/> <text:s text:c="64"/>-530,982.90 <text:s text:c="53"/><text:line-break/> <text:s text:c="21"/>------------------ <text:s text:c="17"/>------------------ <text:s text:c="53"/><text:line-break/> <text:s text:c="9"/>2,225,323.20 <text:s text:c="8"/>21,121.69 <text:s text:c="13"/>0.00 <text:s text:c="6"/>-527,905.20 <text:s text:c="13"/>0.00 <text:s text:c="13"/>0.00 <text:s text:c="5"/>1,718,539.69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5.881-5 (PMM PAVI URBAN)<text:line-break/><text:span text:style-name="T1"> <text:s text:c="34"/>44.11 <text:s text:c="89"/><text:line-break/> <text:s text:c="21"/>------------------ <text:s text:c="89"/><text:line-break/> <text:s text:c="13"/>4,893.64 <text:s text:c="12"/>44.11 <text:s text:c="13"/>0.00 <text:s text:c="13"/>0.00 <text:s text:c="13"/>0.00 <text:s text:c="13"/>0.00 <text:s text:c="9"/>4,937.75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</text:p>
      <text:p text:style-name="P4">BB..................5.159-4 (OB URB CANAL JANDIA)<text:line-break/><text:span text:style-name="T1"> <text:s text:c="30"/>34,524.89 <text:s text:c="89"/><text:line-break/> <text:s text:c="21"/>------------------ <text:s text:c="89"/><text:line-break/> <text:s text:c="9"/>3,830,991.42 <text:s text:c="8"/>34,524.89 <text:s text:c="13"/>0.00 <text:s text:c="13"/>0.00 <text:s text:c="13"/>0.00 <text:s text:c="13"/>0.00 <text:s text:c="5"/>3,865,516.31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5.292-2 (CIDE-CONTRIB.I)<text:line-break/><text:span text:style-name="T1"> <text:s text:c="31"/>8,140.40 <text:s text:c="65"/>-23.86 <text:s text:c="17"/><text:line-break/> <text:s text:c="21"/>------------------ <text:s text:c="53"/>------------------ <text:s text:c="17"/><text:line-break/> <text:s text:c="11"/>604,620.89 <text:s text:c="9"/>8,140.40 <text:s text:c="13"/>0.00 <text:s text:c="13"/>0.00 <text:s text:c="13"/>0.00 <text:s text:c="11"/>-23.86 <text:s text:c="7"/>612,737.43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5.881-5 (PMM PAVI URBAN)<text:line-break/><text:span text:style-name="T1"> <text:s text:c="34"/>44.11 <text:s text:c="89"/><text:line-break/> <text:s text:c="21"/>------------------ <text:s text:c="89"/><text:line-break/> <text:s text:c="13"/>4,893.64 <text:s text:c="12"/>44.11 <text:s text:c="13"/>0.00 <text:s text:c="13"/>0.00 <text:s text:c="13"/>0.00 <text:s text:c="13"/>0.00 <text:s text:c="9"/>4,937.75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6.030-5 (SNA-SIMPLES NA) <text:line-break/><text:span text:style-name="T1"> <text:s text:c="27"/>1,475,972.94 <text:s text:c="22"/>-1,505,000.00 <text:s text:c="53"/><text:line-break/> <text:s text:c="21"/>------------------ <text:s text:c="17"/>------------------ <text:s text:c="53"/><text:line-break/> <text:s text:c="12"/>52,091.66 <text:s text:c="5"/>1,475,972.94 <text:s text:c="13"/>0.00 <text:s text:c="4"/>-1,505,000.00 <text:s text:c="13"/>0.00 <text:s text:c="13"/>0.00 <text:s text:c="8"/>23,064.6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6.336-3 (ICMS)<text:line-break/><text:span text:style-name="T1"> <text:s text:c="26"/>11,740,815.37 <text:s text:c="21"/>-10,964,000.00 <text:s text:c="53"/><text:line-break/> <text:s text:c="21"/>------------------ <text:s text:c="17"/>------------------ <text:s text:c="53"/><text:line-break/> <text:s text:c="13"/>1,304.41 <text:s text:c="4"/>11,740,815.37 <text:s text:c="13"/>0.00 <text:s text:c="3"/>-10,964,000.00 <text:s text:c="13"/>0.00 <text:s text:c="13"/>0.00 <text:s text:c="7"/>778,119.78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6.337-1 (IPVA)<text:line-break/><text:span text:style-name="T1"> <text:s text:c="27"/>3,129,524.77 <text:s text:c="22"/>-3,130,000.00 <text:s text:c="53"/><text:line-break/> <text:s text:c="21"/>------------------ <text:s text:c="17"/>------------------ <text:s text:c="53"/><text:line-break/> <text:s text:c="13"/>2,514.12 <text:s text:c="5"/>3,129,524.77 <text:s text:c="13"/>0.00 <text:s text:c="4"/>-3,130,000.00 <text:s text:c="13"/>0.00 <text:s text:c="13"/>0.00 <text:s text:c="9"/>2,038.89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6.442-4 (ABRIGO ÔNIBUS)<text:line-break/><text:span text:style-name="T1"> <text:s text:c="34"/>72.31 <text:s text:c="89"/><text:line-break/> <text:s text:c="21"/>------------------ <text:s text:c="89"/><text:line-break/> <text:s text:c="13"/>8,023.78 <text:s text:c="12"/>72.31 <text:s text:c="13"/>0.00 <text:s text:c="13"/>0.00 <text:s text:c="13"/>0.00 <text:s text:c="13"/>0.00 <text:s text:c="9"/>8,096.09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7.221-4 (ISS SUB STN TES.NAC)<text:line-break/><text:span text:style-name="T1"> <text:s text:c="29"/>317,334.71 <text:s text:c="24"/>-447,512.48 <text:s text:c="53"/><text:line-break/> <text:s text:c="21"/>------------------ <text:s text:c="17"/>------------------ <text:s text:c="53"/><text:line-break/> <text:s text:c="11"/>180,036.10 <text:s text:c="7"/>317,334.71 <text:s text:c="13"/>0.00 <text:s text:c="6"/>-447,512.48 <text:s text:c="13"/>0.00 <text:s text:c="13"/>0.00 <text:s text:c="8"/>49,858.33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7.493-4 (CONV 003/14 GEA SETR) <text:line-break/><text:span text:style-name="T1"> <text:s text:c="33"/>733.15 <text:s text:c="89"/><text:line-break/> <text:s text:c="21"/>------------------ <text:s text:c="89"/><text:line-break/> <text:s text:c="12"/>81,352.01 <text:s text:c="11"/>733.15 <text:s text:c="13"/>0.00 <text:s text:c="13"/>0.00 <text:s text:c="13"/>0.00 <text:s text:c="13"/>0.00 <text:s text:c="8"/>82,085.16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7.728-3 (PREC TRIBUNAL JUSTI)<text:line-break/><text:span text:style-name="T1"> <text:s text:c="30"/>21,121.69 <text:s text:c="26"/>-3,077.70 <text:s text:c="53"/><text:line-break/> <text:s text:c="64"/>-530,982.90 <text:s text:c="53"/><text:line-break/> <text:s text:c="21"/>------------------ <text:s text:c="17"/>------------------ <text:s text:c="53"/><text:line-break/> <text:s text:c="9"/>2,225,323.20 <text:s text:c="8"/>21,121.69 <text:s text:c="13"/>0.00 <text:s text:c="6"/>-527,905.20 <text:s text:c="13"/>0.00 <text:s text:c="13"/>0.00 <text:s text:c="5"/>1,718,539.69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5.881-5 (PMM PAVI URBAN)<text:line-break/><text:span text:style-name="T1"> <text:s text:c="34"/>44.11 <text:s text:c="89"/><text:line-break/> <text:s text:c="21"/>------------------ <text:s text:c="89"/><text:line-break/> <text:s text:c="13"/>4,893.64 <text:s text:c="12"/>44.11 <text:s text:c="13"/>0.00 <text:s text:c="13"/>0.00 <text:s text:c="13"/>0.00 <text:s text:c="13"/>0.00 <text:s text:c="9"/>4,937.75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</text:p>
      <text:p text:style-name="P4">BB..................5.159-4 (OB URB CANAL JANDIA)<text:line-break/><text:span text:style-name="T1"> <text:s text:c="30"/>34,524.89 <text:s text:c="89"/><text:line-break/> <text:s text:c="21"/>------------------ <text:s text:c="89"/><text:line-break/> <text:s text:c="9"/>3,830,991.42 <text:s text:c="8"/>34,524.89 <text:s text:c="13"/>0.00 <text:s text:c="13"/>0.00 <text:s text:c="13"/>0.00 <text:s text:c="13"/>0.00 <text:s text:c="5"/>3,865,516.31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5.292-2 (CIDE-CONTRIB.I)<text:line-break/><text:span text:style-name="T1"> <text:s text:c="31"/>8,140.40 <text:s text:c="65"/>-23.86 <text:s text:c="17"/><text:line-break/> <text:s text:c="21"/>------------------ <text:s text:c="53"/>------------------ <text:s text:c="17"/><text:line-break/> <text:s text:c="11"/>604,620.89 <text:s text:c="9"/>8,140.40 <text:s text:c="13"/>0.00 <text:s text:c="13"/>0.00 <text:s text:c="13"/>0.00 <text:s text:c="11"/>-23.86 <text:s text:c="7"/>612,737.43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5.881-5 (PMM PAVI URBAN)<text:line-break/><text:span text:style-name="T1"> <text:s text:c="34"/>44.11 <text:s text:c="89"/><text:line-break/> <text:s text:c="21"/>------------------ <text:s text:c="89"/><text:line-break/> <text:s text:c="13"/>4,893.64 <text:s text:c="12"/>44.11 <text:s text:c="13"/>0.00 <text:s text:c="13"/>0.00 <text:s text:c="13"/>0.00 <text:s text:c="13"/>0.00 <text:s text:c="9"/>4,937.75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6.030-5 (SNA-SIMPLES NA) <text:line-break/><text:span text:style-name="T1"> <text:s text:c="27"/>1,475,972.94 <text:s text:c="22"/>-1,505,000.00 <text:s text:c="53"/><text:line-break/> <text:s text:c="21"/>------------------ <text:s text:c="17"/>------------------ <text:s text:c="53"/><text:line-break/> <text:s text:c="12"/>52,091.66 <text:s text:c="5"/>1,475,972.94 <text:s text:c="13"/>0.00 <text:s text:c="4"/>-1,505,000.00 <text:s text:c="13"/>0.00 <text:s text:c="13"/>0.00 <text:s text:c="8"/>23,064.6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6.336-3 (ICMS)<text:line-break/><text:span text:style-name="T1"> <text:s text:c="26"/>11,740,815.37 <text:s text:c="21"/>-10,964,000.00 <text:s text:c="53"/><text:line-break/> <text:s text:c="21"/>------------------ <text:s text:c="17"/>------------------ <text:s text:c="53"/><text:line-break/> <text:s text:c="13"/>1,304.41 <text:s text:c="4"/>11,740,815.37 <text:s text:c="13"/>0.00 <text:s text:c="3"/>-10,964,000.00 <text:s text:c="13"/>0.00 <text:s text:c="13"/>0.00 <text:s text:c="7"/>778,119.78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6.337-1 (IPVA)<text:line-break/><text:span text:style-name="T1"> <text:s text:c="27"/>3,129,524.77 <text:s text:c="22"/>-3,130,000.00 <text:s text:c="53"/><text:line-break/> <text:s text:c="21"/>------------------ <text:s text:c="17"/>------------------ <text:s text:c="53"/><text:line-break/> <text:s text:c="13"/>2,514.12 <text:s text:c="5"/>3,129,524.77 <text:s text:c="13"/>0.00 <text:s text:c="4"/>-3,130,000.00 <text:s text:c="13"/>0.00 <text:s text:c="13"/>0.00 <text:s text:c="9"/>2,038.89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6.442-4 (ABRIGO ÔNIBUS)<text:line-break/><text:span text:style-name="T1"> <text:s text:c="34"/>72.31 <text:s text:c="89"/><text:line-break/> <text:s text:c="21"/>------------------ <text:s text:c="89"/><text:line-break/> <text:s text:c="13"/>8,023.78 <text:s text:c="12"/>72.31 <text:s text:c="13"/>0.00 <text:s text:c="13"/>0.00 <text:s text:c="13"/>0.00 <text:s text:c="13"/>0.00 <text:s text:c="9"/>8,096.09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7.221-4 (ISS SUB STN TES.NAC)<text:line-break/><text:span text:style-name="T1"> <text:s text:c="29"/>317,334.71 <text:s text:c="24"/>-447,512.48 <text:s text:c="53"/><text:line-break/> <text:s text:c="21"/>------------------ <text:s text:c="17"/>------------------ <text:s text:c="53"/><text:line-break/> <text:s text:c="11"/>180,036.10 <text:s text:c="7"/>317,334.71 <text:s text:c="13"/>0.00 <text:s text:c="6"/>-447,512.48 <text:s text:c="13"/>0.00 <text:s text:c="13"/>0.00 <text:s text:c="8"/>49,858.33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7.493-4 (CONV 003/14 GEA SETR) <text:line-break/><text:span text:style-name="T1"> <text:s text:c="33"/>733.15 <text:s text:c="89"/><text:line-break/> <text:s text:c="21"/>------------------ <text:s text:c="89"/><text:line-break/> <text:s text:c="12"/>81,352.01 <text:s text:c="11"/>733.15 <text:s text:c="13"/>0.00 <text:s text:c="13"/>0.00 <text:s text:c="13"/>0.00 <text:s text:c="13"/>0.00 <text:s text:c="8"/>82,085.16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7.728-3 (PREC TRIBUNAL JUSTI)<text:line-break/><text:span text:style-name="T1"> <text:s text:c="30"/>21,121.69 <text:s text:c="26"/>-3,077.70 <text:s text:c="53"/><text:line-break/> <text:s text:c="64"/>-530,982.90 <text:s text:c="53"/><text:line-break/> <text:s text:c="21"/>------------------ <text:s text:c="17"/>------------------ <text:s text:c="53"/><text:line-break/> <text:s text:c="9"/>2,225,323.20 <text:s text:c="8"/>21,121.69 <text:s text:c="13"/>0.00 <text:s text:c="6"/>-527,905.20 <text:s text:c="13"/>0.00 <text:s text:c="13"/>0.00 <text:s text:c="5"/>1,718,539.69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BB..................5.881-5 (PMM PAVI URBAN)<text:line-break/><text:span text:style-name="T1"> <text:s text:c="34"/>44.11 <text:s text:c="89"/><text:line-break/> <text:s text:c="21"/>------------------ <text:s text:c="89"/><text:line-break/> <text:s text:c="13"/>4,893.64 <text:s text:c="12"/>44.11 <text:s text:c="13"/>0.00 <text:s text:c="13"/>0.00 <text:s text:c="13"/>0.00 <text:s text:c="13"/>0.00 <text:s text:c="9"/>4,937.75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Console" svg:font-family="LucidaConsole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 fo:break-before="auto" fo:break-after="auto"/>
      <style:text-properties style:font-name="LucidaConsole" fo:font-size="10pt"/>
    </style:style>
    <style:style style:name="MP2" style:family="paragraph" style:parent-style-name="Header">
      <style:paragraph-properties fo:text-align="start" style:justify-single-word="false"/>
      <style:text-properties style:font-name="LucidaConsole" fo:font-size="6.69999980926514pt"/>
    </style:style>
    <style:style style:name="Mfr1" style:family="graphic" style:parent-style-name="Graphics">
      <style:graphic-properties style:vertical-pos="middle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2098in" fo:margin-left="0.5in" fo:margin-right="0.0701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402in" fo:margin-left="0in" fo:margin-right="0in" fo:margin-bottom="0.2in" style:dynamic-spacing="true"/>
      </style:header-style>
      <style:footer-style>
        <style:header-footer-properties fo:min-height="0.0799in" fo:margin-left="0.1398in" fo:margin-right="0.1492in" fo:margin-top="0.239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paragraph" svg:width="0.7874in" svg:height="0.7874in" draw:z-index="7"><draw:image xlink:href="Pictures/10000001000000980000009ACDD1298BB4D223D9.png" xlink:type="simple" xlink:show="embed" xlink:actuate="onLoad" draw:mime-type="image/png"/></draw:frame>PREFEITURA MUNICIPAL DE MACAPÁ<text:line-break/><text:line-break/><text:line-break/><text:line-break/><text:line-break/><text:line-break/></text:p>
        <text:p text:style-name="MP2">Amapá <text:s text:c="51"/>RESUMO <text:s/>FINANCEIRO<text:line-break/>Governo Municipal de Macapá <text:s text:c="22"/>01/01/2023 a 31/01/2023 - em R$ <text:s text:c="38"/>Página: <text:page-number style:num-format="1" text:select-page="current">8</text:page-number><text:line-break/>Prefeitura Municipal de Macapá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7"/>SALDO ANTERIOR <text:s text:c="9"/>RECEITAS <text:s text:c="8"/>DEPÓSITOS <text:s text:c="3"/>TRANSFERÊNCIAS <text:s text:c="11"/>SAQUES <text:s text:c="9"/>DESPESAS <text:s text:c="6"/>SALDO ATUAL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11T17:20:42.963000000</dc:date>
    <meta:editing-duration>PT1S</meta:editing-duration>
    <meta:editing-cycles>1</meta:editing-cycles>
    <meta:document-statistic meta:table-count="0" meta:image-count="1" meta:object-count="0" meta:page-count="8" meta:paragraph-count="9" meta:word-count="1089" meta:character-count="45410" meta:non-whitespace-character-count="20635"/>
    <meta:generator>LibreOffice/7.6.2.1$Windows_X86_64 LibreOffice_project/56f7684011345957bbf33a7ee678afaf4d2ba333</meta:generator>
  </office:meta>
</office:document-meta>
</file>